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2576da"/>
    </style:style>
    <style:style style:name="P2" style:family="paragraph" style:parent-style-name="Standard">
      <style:text-properties officeooo:paragraph-rsid="0028c819"/>
    </style:style>
    <style:style style:name="P3" style:family="paragraph" style:parent-style-name="Standard">
      <style:text-properties officeooo:paragraph-rsid="002a09ed"/>
    </style:style>
    <style:style style:name="P4" style:family="paragraph" style:parent-style-name="Standard">
      <style:text-properties officeooo:paragraph-rsid="002a6c71"/>
    </style:style>
    <style:style style:name="P5" style:family="paragraph" style:parent-style-name="Standard">
      <style:text-properties officeooo:paragraph-rsid="002a7343"/>
    </style:style>
    <style:style style:name="P6" style:family="paragraph" style:parent-style-name="Standard">
      <style:text-properties officeooo:paragraph-rsid="0035a619"/>
    </style:style>
    <style:style style:name="P7" style:family="paragraph" style:parent-style-name="Standard">
      <style:text-properties officeooo:paragraph-rsid="0036a2b8"/>
    </style:style>
    <style:style style:name="P8" style:family="paragraph" style:parent-style-name="Standard">
      <style:text-properties officeooo:paragraph-rsid="00380e42"/>
    </style:style>
    <style:style style:name="P9" style:family="paragraph" style:parent-style-name="Standard">
      <style:text-properties officeooo:rsid="003d947b" officeooo:paragraph-rsid="003d947b"/>
    </style:style>
    <style:style style:name="T1" style:family="text">
      <style:text-properties officeooo:rsid="0016926b"/>
    </style:style>
    <style:style style:name="T2" style:family="text">
      <style:text-properties officeooo:rsid="00179574"/>
    </style:style>
    <style:style style:name="T3" style:family="text">
      <style:text-properties officeooo:rsid="0018d4ef"/>
    </style:style>
    <style:style style:name="T4" style:family="text">
      <style:text-properties officeooo:rsid="0019f45a"/>
    </style:style>
    <style:style style:name="T5" style:family="text">
      <style:text-properties officeooo:rsid="001ba418"/>
    </style:style>
    <style:style style:name="T6" style:family="text">
      <style:text-properties officeooo:rsid="001d6ee7"/>
    </style:style>
    <style:style style:name="T7" style:family="text">
      <style:text-properties officeooo:rsid="001f0f56"/>
    </style:style>
    <style:style style:name="T8" style:family="text">
      <style:text-properties officeooo:rsid="001f4619"/>
    </style:style>
    <style:style style:name="T9" style:family="text">
      <style:text-properties officeooo:rsid="002142df"/>
    </style:style>
    <style:style style:name="T10" style:family="text">
      <style:text-properties officeooo:rsid="0022ff1e"/>
    </style:style>
    <style:style style:name="T11" style:family="text">
      <style:text-properties officeooo:rsid="002466c4"/>
    </style:style>
    <style:style style:name="T12" style:family="text">
      <style:text-properties officeooo:rsid="002576da"/>
    </style:style>
    <style:style style:name="T13" style:family="text">
      <style:text-properties officeooo:rsid="00273839"/>
    </style:style>
    <style:style style:name="T14" style:family="text">
      <style:text-properties officeooo:rsid="0027a79c"/>
    </style:style>
    <style:style style:name="T15" style:family="text">
      <style:text-properties officeooo:rsid="0028c819"/>
    </style:style>
    <style:style style:name="T16" style:family="text">
      <style:text-properties officeooo:rsid="002a09ed"/>
    </style:style>
    <style:style style:name="T17" style:family="text">
      <style:text-properties officeooo:rsid="002a6c71"/>
    </style:style>
    <style:style style:name="T18" style:family="text">
      <style:text-properties officeooo:rsid="002a7343"/>
    </style:style>
    <style:style style:name="T19" style:family="text">
      <style:text-properties officeooo:rsid="002c3ba8"/>
    </style:style>
    <style:style style:name="T20" style:family="text">
      <style:text-properties officeooo:rsid="002e3b41"/>
    </style:style>
    <style:style style:name="T21" style:family="text">
      <style:text-properties officeooo:rsid="002e711d"/>
    </style:style>
    <style:style style:name="T22" style:family="text">
      <style:text-properties officeooo:rsid="003079a7"/>
    </style:style>
    <style:style style:name="T23" style:family="text">
      <style:text-properties officeooo:rsid="0031d47c"/>
    </style:style>
    <style:style style:name="T24" style:family="text">
      <style:text-properties officeooo:rsid="00321678"/>
    </style:style>
    <style:style style:name="T25" style:family="text">
      <style:text-properties officeooo:rsid="0033aa50"/>
    </style:style>
    <style:style style:name="T26" style:family="text">
      <style:text-properties officeooo:rsid="0035a619"/>
    </style:style>
    <style:style style:name="T27" style:family="text">
      <style:text-properties officeooo:rsid="0036a2b8"/>
    </style:style>
    <style:style style:name="T28" style:family="text">
      <style:text-properties officeooo:rsid="003804f9"/>
    </style:style>
    <style:style style:name="T29" style:family="text">
      <style:text-properties officeooo:rsid="00380e42"/>
    </style:style>
    <style:style style:name="T30" style:family="text">
      <style:text-properties officeooo:rsid="0039b1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TERIAL là gì ?</text:p>
      <text:p text:style-name="Standard"><text:tab/><text:span text:style-name="T3">1.</text:span>Các view <text:span text:style-name="T1">tạo từ những thứ chân thực và quen thuộc</text:span></text:p>
      <text:p text:style-name="Standard"><text:tab/><text:span text:style-name="T3">2.</text:span>Tương tác <text:span text:style-name="T2">cảm giác </text:span>tự nhiên </text:p>
      <text:p text:style-name="Standard"><text:tab/><text:span text:style-name="T3">3.</text:span>Animation đầy ý nghĩa và hướng dẫn </text:p>
      <text:p text:style-name="Standard"><text:tab/><text:tab/>.<text:span text:style-name="T4">Phản</text:span> ứng đến <text:span text:style-name="T3">người dùng </text:span></text:p>
      <text:p text:style-name="Standard"><text:tab/><text:tab/>.<text:span text:style-name="T3">Hướng dẫn sự tập trung của người dùng </text:span></text:p>
      <text:p text:style-name="Standard"><text:tab/><text:tab/>.<text:span text:style-name="T3">Tạo một bối cảnh mới </text:span></text:p>
      <text:p text:style-name="Standard"><text:tab/></text:p>
      <text:p text:style-name="Standard">///Interpolation </text:p>
      <text:p text:style-name="Standard"><text:tab/><text:span text:style-name="T5">Tuyến tính </text:span></text:p>
      <text:p text:style-name="Standard"><text:tab/>Ease in </text:p>
      <text:p text:style-name="Standard"><text:tab/><text:tab/><text:span text:style-name="T5">Các đối tượng rời khỏi không gian </text:span></text:p>
      <text:p text:style-name="Standard"><text:tab/><text:tab/><text:span text:style-name="T6">Nhiều lúc để nhắc nhở một thành phần nào đó đang di chuyển </text:span></text:p>
      <text:p text:style-name="Standard"><text:tab/><text:tab/><text:span text:style-name="T10">new </text:span>AcclerateInterpolator();</text:p>
      <text:p text:style-name="Standard"><text:tab/>Ease out </text:p>
      <text:p text:style-name="Standard"><text:tab/><text:tab/><text:span text:style-name="T7">Các đối tượng đi vào không gian </text:span></text:p>
      <text:p text:style-name="Standard"><text:tab/><text:tab/><text:span text:style-name="T7">Nhiều lúc để nhắc nhở nơi một thành phần kết thúc </text:span></text:p>
      <text:p text:style-name="Standard"><text:tab/><text:tab/><text:span text:style-name="T10">new </text:span>DecelerateInterpolator();</text:p>
      <text:p text:style-name="Standard"><text:tab/>Ease <text:span text:style-name="T5">both </text:span></text:p>
      <text:p text:style-name="Standard"><text:tab/><text:tab/><text:span text:style-name="T8">Các đối tượng đang di chuyển trong phạm vi không gian <text:tab/></text:span></text:p>
      <text:p text:style-name="Standard"><text:tab/><text:tab/><text:span text:style-name="T9">Nhiều lúc để nhắc nhở một thành phần đang di chuyển và nơi nó kết thúc </text:span></text:p>
      <text:p text:style-name="Standard"><text:tab/><text:tab/><text:span text:style-name="T10">new </text:span>AccelerateDecelerateInterpolator();</text:p>
      <text:p text:style-name="Standard">///<text:span text:style-name="T11">Fading </text:span></text:p>
      <text:p text:style-name="P1"><text:tab/><text:span text:style-name="T11">view.animate().alpha(visible?0:1)</text:span></text:p>
      <text:p text:style-name="P1"><text:span text:style-name="T11"><text:tab/><text:tab/>.setInterpolator(new DecelerateInterpolator()).start();</text:span></text:p>
      <text:p text:style-name="Standard">///<text:span text:style-name="T12">Color changing <text:tab/></text:span></text:p>
      <text:p text:style-name="Standard"><text:tab/><text:span text:style-name="T13">c1(&gt;=API 21): </text:span>ObjectAnimator <text:span text:style-name="T12">colorAnimator = ObjectAnimator.ofArgb(view.getBackground().mutate(),”tint”,mCurrentBackground,mFadeColor);</text:span></text:p>
      <text:p text:style-name="Standard"><text:tab/><text:span text:style-name="T13">c2(&gt;=API 16)</text:span> : <text:span text:style-name="T13">= ObjectAnimator.ofObject(view.getBackground().mutate(),”tint”,new ArgbEvaluator(),curentBackground,fadeColor);</text:span></text:p>
      <text:p text:style-name="Standard">////Animated <text:span text:style-name="T14">Vector Drawables </text:span></text:p>
      <text:p text:style-name="Standard">//Api <text:span text:style-name="T14">&gt;=21</text:span></text:p>
      <text:p text:style-name="P2"><text:tab/><text:span text:style-name="T15">&lt;vector</text:span></text:p>
      <text:p text:style-name="P2"><text:tab/><text:tab/>android:<text:span text:style-name="T15">height=”128dp” android:width=”128dp”</text:span></text:p>
      <text:p text:style-name="P2"><text:span text:style-name="T15"><text:tab/><text:tab/>viewportHeight=”500”</text:span></text:p>
      <text:p text:style-name="P2"><text:tab/><text:tab/><text:span text:style-name="T15">viewportWidth=”500”</text:span></text:p>
      <text:p text:style-name="P2"><text:span text:style-name="T15"><text:tab/><text:tab/>&gt;</text:span></text:p>
      <text:p text:style-name="P2"><text:tab/><text:tab/><text:span text:style-name="T15">&lt;path</text:span></text:p>
      <text:p text:style-name="P2"><text:tab/><text:tab/><text:tab/><text:span text:style-name="T15">name=”compression”</text:span></text:p>
      <text:p text:style-name="P2"><text:tab/><text:tab/><text:tab/><text:span text:style-name="T15">fillColor=”@color/blue”</text:span></text:p>
      <text:p text:style-name="P2"><text:tab/><text:tab/><text:tab/><text:span text:style-name="T15">pathData=”@string/circle”</text:span></text:p>
      <text:p text:style-name="P2"><text:span text:style-name="T15"><text:tab/><text:tab/><text:tab/>/&gt;</text:span></text:p>
      <text:p text:style-name="P2"><text:tab/><text:tab/></text:p>
      <text:p text:style-name="P2"><text:span text:style-name="T15"><text:tab/>&lt;/vector&gt;</text:span></text:p>
      <text:p text:style-name="P3"><text:tab/><text:span text:style-name="T16">với &lt;resources&gt;</text:span></text:p>
      <text:p text:style-name="P3"><text:tab/><text:tab/><text:tab/><text:span text:style-name="T16">&lt;string name=”compressed”&gt;m255,82.5c0,45-56.653366,...z&lt;/string&gt;</text:span></text:p>
      <text:p text:style-name="P3"><text:soft-page-break/><text:tab/><text:tab/><text:tab/><text:span text:style-name="T16">&lt;string name=”circle”&gt;m165,82,5c0,45-36.5,81.5,...z&lt;/string&gt;</text:span></text:p>
      <text:p text:style-name="P3"><text:span text:style-name="T16"><text:tab/><text:tab/>&lt;/resource&gt;</text:span></text:p>
      <text:p text:style-name="P3"><text:tab/></text:p>
      <text:p text:style-name="P3"><text:tab/><text:span text:style-name="T17">=&gt; &lt;animated-vector drawable:”@drawable/my_vector&gt;</text:span></text:p>
      <text:p text:style-name="P4"><text:tab/><text:tab/><text:span text:style-name="T17">&lt;target</text:span></text:p>
      <text:p text:style-name="P4"><text:tab/><text:tab/><text:tab/><text:span text:style-name="T17">name=”compression”</text:span></text:p>
      <text:p text:style-name="P4"><text:tab/><text:tab/><text:tab/>animation=”<text:span text:style-name="T17">@anim/path_morph”/&gt;</text:span></text:p>
      <text:p text:style-name="P4"><text:span text:style-name="T17"><text:tab/><text:tab/><text:tab/>/&gt;</text:span></text:p>
      <text:p text:style-name="P3"><text:tab/><text:tab/><text:span text:style-name="T17">&lt;/animated-vector&gt;</text:span></text:p>
      <text:p text:style-name="P3"><text:tab/><text:span text:style-name="T18">với ////path_morth.xml </text:span></text:p>
      <text:p text:style-name="P5"><text:tab/><text:span text:style-name="T18">&lt;set</text:span></text:p>
      <text:p text:style-name="P5"><text:tab/><text:tab/>ordering<text:span text:style-name="T18">=”sequentially”</text:span></text:p>
      <text:p text:style-name="P5"><text:tab/><text:tab/>interpolator=”...”</text:p>
      <text:p text:style-name="P5"><text:span text:style-name="T18"><text:tab/><text:tab/>&gt;</text:span></text:p>
      <text:p text:style-name="P5"><text:tab/><text:tab/><text:span text:style-name="T18">&lt;objectAnimator</text:span></text:p>
      <text:p text:style-name="P5"><text:tab/><text:tab/><text:tab/>duration<text:span text:style-name="T18">=”250”</text:span></text:p>
      <text:p text:style-name="P5"><text:tab/><text:tab/><text:tab/><text:span text:style-name="T18">propertyName=””</text:span></text:p>
      <text:p text:style-name="P5"><text:tab/><text:tab/><text:tab/><text:span text:style-name="T18">valueFrom=”</text:span></text:p>
      <text:p text:style-name="P5"><text:tab/><text:tab/><text:tab/><text:span text:style-name="T18">valueTo=”</text:span></text:p>
      <text:p text:style-name="P5"><text:tab/><text:tab/><text:tab/><text:span text:style-name="T18">valueType=”</text:span></text:p>
      <text:p text:style-name="P5"><text:span text:style-name="T18"><text:tab/><text:tab/>/&gt;</text:span></text:p>
      <text:p text:style-name="P5"><text:tab/><text:tab/><text:span text:style-name="T18">&lt;objectAnimator</text:span></text:p>
      <text:p text:style-name="P5"><text:span text:style-name="T18"><text:tab/><text:tab/>/&gt;</text:span><text:tab/><text:tab/></text:p>
      <text:p text:style-name="P5"><text:span text:style-name="T18"><text:tab/>&lt;/set&gt;</text:span></text:p>
      <text:p text:style-name="P5">////<text:span text:style-name="T19">Material Motion </text:span></text:p>
      <text:p text:style-name="P5"><text:tab/><text:span text:style-name="T20">Natural movement </text:span></text:p>
      <text:p text:style-name="P5"><text:tab/><text:span text:style-name="T20">Guiding motion </text:span></text:p>
      <text:p text:style-name="P5"><text:tab/><text:span text:style-name="T20">Fluid Motion </text:span></text:p>
      <text:p text:style-name="P5"><text:tab/>Elements appear f<text:span text:style-name="T21">rom other elements </text:span></text:p>
      <text:p text:style-name="P5"><text:tab/>Elements disappear into other elements </text:p>
      <text:p text:style-name="P5">///<text:span text:style-name="T22">Transformative motion </text:span></text:p>
      <text:p text:style-name="P5"><text:tab/><text:span text:style-name="T22">Blend shapes </text:span></text:p>
      <text:p text:style-name="P5"><text:tab/></text:p>
      <text:p text:style-name="P5">/.///<text:span text:style-name="T23">Cách tạo Gooey </text:span></text:p>
      <text:p text:style-name="P5"><text:tab/><text:span text:style-name="T23">Simple simulations </text:span></text:p>
      <text:p text:style-name="P5"><text:tab/><text:span text:style-name="T23">VectorDrawable Animation Canvas Animations </text:span></text:p>
      <text:p text:style-name="P5"><text:tab/><text:span text:style-name="T23">Medium complexity </text:span></text:p>
      <text:p text:style-name="P5"><text:tab/>Animation <text:span text:style-name="T23">List</text:span></text:p>
      <text:p text:style-name="P5"><text:tab/><text:span text:style-name="T24">Hyper complex </text:span></text:p>
      <text:p text:style-name="P5"><text:tab/>//<text:span text:style-name="T24">Fluid Simulation </text:span></text:p>
      <text:p text:style-name="P5"><text:tab/><text:tab/><text:tab/></text:p>
      <text:p text:style-name="P5"><text:tab/>//<text:span text:style-name="T25">Simple simulations </text:span></text:p>
      <text:p text:style-name="P6"><text:tab/><text:tab/><text:span text:style-name="T26">Static animations </text:span></text:p>
      <text:p text:style-name="P6"><text:tab/><text:tab/>dynamic animations </text:p>
      <text:p text:style-name="P6"><text:tab/><text:tab/><text:span text:style-name="T26">vector drawable </text:span></text:p>
      <text:p text:style-name="P6"><text:tab/><text:tab/><text:span text:style-name="T26">canvas animations </text:span></text:p>
      <text:p text:style-name="P7"><text:tab/><text:tab/> <text:tab/>draw(<text:span text:style-name="T27">Canvas canvas</text:span>){</text:p>
      <text:p text:style-name="P7"><text:tab/><text:tab/><text:tab/><text:tab/><text:span text:style-name="T27">mPaint.setPathEffect(new CornerPathEffect(cornerRadius));</text:span></text:p>
      <text:p text:style-name="P7"><text:tab/><text:tab/><text:tab/><text:tab/><text:span text:style-name="T27">canvas.drawPath(getPath(),mPaint);</text:span></text:p>
      <text:p text:style-name="P7"><text:tab/><text:tab/><text:tab/>}</text:p>
      <text:p text:style-name="P7"><text:soft-page-break/><text:tab/>//AnimationSet animations <text:tab/><text:span text:style-name="T28">\<text:tab/></text:span></text:p>
      <text:p text:style-name="P7"><text:tab/><text:tab/><text:span text:style-name="T28">Render animation in after effects </text:span></text:p>
      <text:p text:style-name="P7"><text:tab/><text:tab/>include animation as <text:span text:style-name="T28">frames (abount 15 for 250ms )</text:span></text:p>
      <text:p text:style-name="P8"><text:tab/><text:tab/><text:span text:style-name="T29">&lt;animation-list&gt;</text:span></text:p>
      <text:p text:style-name="P8"><text:tab/><text:tab/><text:tab/><text:span text:style-name="T29">&lt;item android:drawable=”@drawable/frame1” duration =”16”/&gt;</text:span></text:p>
      <text:p text:style-name="P8"><text:tab/><text:tab/><text:tab/><text:span text:style-name="T29">&lt;item android:drawable=”@drawable/frame2” duration =”16”/&gt;</text:span></text:p>
      <text:p text:style-name="P8"><text:tab/><text:tab/><text:tab/><text:span text:style-name="T29">&lt;item android:drawable=”@drawable/frame3” duration =”16”/&gt;</text:span></text:p>
      <text:p text:style-name="P8"><text:span text:style-name="T29"><text:tab/><text:tab/>&lt;/animation-list&gt;</text:span></text:p>
      <text:p text:style-name="P8"><text:tab/>//<text:span text:style-name="T30">Fluid Simulation </text:span></text:p>
      <text:p text:style-name="P8"><text:tab/><text:tab/><text:span text:style-name="T30">Bitmap mesh </text:span></text:p>
      <text:p text:style-name="P8"><text:tab/><text:tab/></text:p>
      <text:p text:style-name="P8"><text:tab/><text:tab/><text:span text:style-name="T30">Canvas.drawBitmapMesh(Bitmap bitmap,int meshWidth, int meshHeight, float[] verts , int vertOffset, int[] colors , int colorOffset. Paint paint)</text:span></text:p>
      <text:p text:style-name="P8">/////</text:p>
      <text:p text:style-name="P9">Vector Drawable</text:p>
      <text:p text:style-name="P8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0417in" fo:margin-right="3.6016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4T17:57:06.697833183</dc:date>
    <meta:editing-duration>PT3H13M5S</meta:editing-duration>
    <meta:editing-cycles>45</meta:editing-cycles>
    <meta:generator>LibreOffice/5.1.4.2$Linux_X86_64 LibreOffice_project/10m0$Build-2</meta:generator>
    <meta:document-statistic meta:table-count="0" meta:image-count="0" meta:object-count="0" meta:page-count="3" meta:paragraph-count="109" meta:word-count="302" meta:character-count="2938" meta:non-whitespace-character-count="2504"/>
  </office:meta>
</office:document-meta>
</file>